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solid" draw:fill-color="#ccccff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fill="solid" draw:fill-color="#ffff99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375cm" fo:min-width="0cm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office:forms form:automatic-focus="false" form:apply-design-mode="false"/>
        <draw:custom-shape draw:style-name="gr1" draw:text-style-name="P2" draw:id="id1" draw:layer="layout" svg:width="3.5cm" svg:height="2cm" svg:x="6.803cm" svg:y="1.015cm">
          <text:p text:style-name="P1"><text:span text:style-name="T1">Perspective</text:span></text:p>
          <text:p text:style-name="P1"><text:span text:style-name="T1">Camera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" draw:text-style-name="P2" draw:layer="layout" svg:width="3.537cm" svg:height="2cm" svg:x="16.066cm" svg:y="26.615cm">
          <text:p text:style-name="P1"><text:span text:style-name="T1">Receiver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2" draw:text-style-name="P2" draw:id="id2" draw:layer="layout" svg:width="4.471cm" svg:height="1.5cm" svg:x="6.332cm" svg:y="5.615cm">
          <text:p text:style-name="P1"><text:span text:style-name="T2">C:1:</text:span><text:span text:style-name="T1"> Global Visual </text:span></text:p>
          <text:p text:style-name="P1"><text:span text:style-name="T1">Feature Extra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1.683cm" svg:height="0.725cm" svg:x="7.003cm" svg:y="3.59cm">
          <draw:text-box>
            <text:p text:style-name="P3"><text:span text:style-name="T1">Image</text:span></text:p>
          </draw:text-box>
        </draw:frame>
        <draw:connector draw:style-name="gr4" draw:text-style-name="P5" draw:layer="layout" svg:x1="8.552cm" svg:y1="3.015cm" svg:x2="8.567cm" svg:y2="5.615cm" draw:start-shape="id1" draw:start-glue-point="8" draw:end-shape="id2" draw:end-glue-point="4" svg:d="m8552 3015v1300h15v1300">
          <text:p text:style-name="P3"/>
        </draw:connector>
        <draw:connector draw:style-name="gr4" draw:text-style-name="P5" draw:layer="layout" svg:x1="8.567cm" svg:y1="7.115cm" svg:x2="8.551cm" svg:y2="9.19cm" draw:start-shape="id2" draw:start-glue-point="6" svg:d="m8567 7115v1303h-16v772">
          <text:p text:style-name="P3"/>
        </draw:connector>
        <draw:frame draw:style-name="gr5" draw:text-style-name="P4" draw:layer="layout" svg:width="2.178cm" svg:height="0.725cm" svg:x="8.503cm" svg:y="7.816cm">
          <draw:text-box>
            <text:p text:style-name="P3"><text:span text:style-name="T1">Features</text:span></text:p>
          </draw:text-box>
        </draw:frame>
        <draw:custom-shape draw:style-name="gr6" draw:text-style-name="P6" draw:layer="layout" svg:width="2.7cm" svg:height="2.8cm" svg:x="19.3cm" svg:y="2cm">
          <draw:glue-point draw:id="9" svg:x="-3cm" svg:y="-5.13cm"/>
          <draw:glue-point draw:id="10" svg:x="3cm" svg:y="-5.13cm"/>
          <text:p text:style-name="P1"><text:span text:style-name="T1">Long-term</text:span></text:p>
          <text:p text:style-name="P1"><text:span text:style-name="T1">Mem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4.471cm" svg:height="1.5cm" svg:x="14.529cm" svg:y="8.5cm">
          <text:p text:style-name="P1"><text:span text:style-name="T1">DataProvi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471cm" svg:height="1.5cm" svg:x="15.029cm" svg:y="16.5cm">
          <text:p text:style-name="P1"><text:span text:style-name="T1">DataSa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471cm" svg:height="1.5cm" svg:x="22.5cm" svg:y="7.5cm">
          <text:p text:style-name="P1"><text:span text:style-name="T1">VisualProcess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471cm" svg:height="1.5cm" svg:x="22.029cm" svg:y="11.5cm">
          <text:p text:style-name="P1"><text:span text:style-name="T1">LaserProcess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471cm" svg:height="1.5cm" svg:x="30.529cm" svg:y="9cm">
          <text:p text:style-name="P1"><text:span text:style-name="T1">CueIntegr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471cm" svg:height="1.5cm" svg:x="26cm" svg:y="18.5cm">
          <text:p text:style-name="P1"><text:span text:style-name="T1">DoorValid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471cm" svg:height="1.5cm" svg:x="34.029cm" svg:y="18.5cm">
          <text:p text:style-name="P1"><text:span text:style-name="T1">TemporalIntegr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3cm" svg:stroke-color="#000000" draw:marker-start-width="0.35cm" draw:marker-start-center="false" draw:marker-end-width="0.3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4-27T17:31:31</meta:creation-date>
    <dc:date>2008-08-24T00:41:57</dc:date>
    <meta:print-date>2008-07-07T11:53:54</meta:print-date>
    <meta:editing-cycles>106</meta:editing-cycles>
    <meta:editing-duration>PT12H29M34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